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frac>
              <mrow>
                <msup>
                  <mi>r</mi>
                  <mn>2</mn>
                </msup>
                <mrow>
                  <mo stretchy="false">(</mo>
                  <mrow>
                    <mi/>
                    <mi>v</mi>
                    <mrow>
                      <mi/>
                      <mo stretchy="false">−</mo>
                      <mi>sin</mi>
                    </mrow>
                    <mrow>
                      <mo stretchy="false">(</mo>
                      <mi>v</mi>
                      <mo stretchy="false">)</mo>
                    </mrow>
                    <mi/>
                  </mrow>
                  <mo stretchy="false">)</mo>
                </mrow>
              </mrow>
              <mn>2</mn>
            </mfrac>
          </mrow>
        </mtd>
      </mtr>
      <mtr>
        <mtd>
          <mrow>
            <mi>v</mi>
            <mi mathvariant="italic">är</mi>
            <mi mathvariant="italic">vinkeln</mi>
            <mi/>
            <mi>i</mi>
            <mi mathvariant="italic">radianer</mi>
          </mrow>
        </mtd>
      </mtr>
    </mtable>
    <annotation encoding="StarMath 5.0">Arean ~=~ {r^{2}(`v`-sin(v)`)} over {2} 
newline 
v är vinkeln `i radiane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